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erif" fo:font-size="12pt" fo:font-weight="normal" officeooo:paragraph-rsid="00030a56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size="12pt" fo:font-weight="normal" officeooo:paragraph-rsid="00059661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Liberation Serif" fo:font-size="12pt" fo:font-weight="normal" officeooo:paragraph-rsid="0008a963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Liberation Serif" fo:font-size="12pt" fo:font-weight="normal" officeooo:rsid="0008ed5f" officeooo:paragraph-rsid="0008ed5f" style:font-size-asian="12pt" style:font-weight-asian="normal" style:font-size-complex="12pt" style:font-weight-complex="normal"/>
    </style:style>
    <style:style style:name="P7" style:family="paragraph" style:parent-style-name="Headi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30a56"/>
    </style:style>
    <style:style style:name="T2" style:family="text">
      <style:text-properties officeooo:rsid="0003971b"/>
    </style:style>
    <style:style style:name="T3" style:family="text">
      <style:text-properties officeooo:rsid="00059661"/>
    </style:style>
    <style:style style:name="T4" style:family="text">
      <style:text-properties officeooo:rsid="00077bc8"/>
    </style:style>
    <style:style style:name="T5" style:family="text">
      <style:text-properties officeooo:rsid="0008a963"/>
    </style:style>
    <style:style style:name="T6" style:family="text">
      <style:text-properties officeooo:rsid="0008e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e du Jeu</text:p>
      <text:h text:style-name="P7" text:outline-level="1">Général</text:h>
      <text:p text:style-name="P3">Chaque partie se joue de 2 à 4 joueurs en tour par tour.</text:p>
      <text:p text:style-name="P3">Chaque joueur démarre dans un secteur avec un <text:span text:style-name="T2">code </text:span>d'accès (bleu, rouge, jaune <text:span text:style-name="T2">ou</text:span> vert) et doit principalement explorer les salles.</text:p>
      <text:p text:style-name="P4">Chaque <text:span text:style-name="T2">zone</text:span> est identifié par un code à trois chiffre<text:span text:style-name="T2">s</text:span>, <text:span text:style-name="T1">l'ordinateur</text:span> vous indique ce que vous avez trouvé. Chaque <text:span text:style-name="T2">zone</text:span> porte aussi une couleur et n'est accessible que si vous possédez l<text:span text:style-name="T2">e code d'accés</text:span> de couleur correspondante.</text:p>
      <text:p text:style-name="P4">Le but final est de trouver la <text:span text:style-name="T2">zone</text:span> où se trouve le virus pour le combattre. Mais pour cela il vous faut d'abord récupérer trois pièces d'équipement <text:span text:style-name="T2">(pare-feu, décodeur, zone de quarantaine)</text:span> disséminées dans les <text:span text:style-name="T2">zones</text:span>. <text:span text:style-name="T3">Un micro-programme</text:span> est également trouvable et vous permet de jouer une deuxième fois durant votre tour.</text:p>
      <text:p text:style-name="P2">Le joueur peut se faire attaquer par des pièges disposés dans une salle ou bien par un autre joueur.</text:p>
      <text:p text:style-name="P3"><text:span text:style-name="T1">La </text:span>durée d'une partie va de 15 à 30 minutes selon le niveau de difficulté choisit. Si personne ne parvient à trouver et détruire le Virus avant le temps imparti alors c'est lui qui gagne la partie.</text:p>
      <text:p text:style-name="P2"/>
      <text:p text:style-name="P5">Le plateau représente la station divisée en 4 secteurs, avec ses <text:span text:style-name="T4">zones</text:span> et ses <text:span text:style-name="T4">passerelles</text:span>. <text:line-break/>Chaque joueur dispose d'un pion et d'un <text:span text:style-name="T5">micro-programme</text:span>; son <text:span text:style-name="T5">pion</text:span> part du quai d'arrimage de même couleur. </text:p>
      <text:p text:style-name="P5"><text:line-break/>Au départ, chacun <text:span text:style-name="T5">choisi un code secret (en binaire de 00 à 11)</text:span>; puis vous choisissez un des 3 niveaux de jeu <text:span text:style-name="T6">(Facile, Normal, Difficile)</text:span>. A chaque tour, le joueur peut explorer une salle, passer un tour, attaquer un autre joueur, ou être téléporté vers un quai d'arrimage.</text:p>
      <text:p text:style-name="P2"><text:line-break/>Dans une salle, vous pouvez trouver une c<text:span text:style-name="T6">ode </text:span>d'accès <text:span text:style-name="T6">pour les zones de même couleur</text:span> (indispensables pour y pénétrer) ou un équipement anti-virus, vous pouvez aussi activer votre <text:span text:style-name="T6">microprogramme</text:span> ou combattre un autre joueur.<text:line-break/>Votre robot pourra aussi se déplacer pendant votre tour et récolter également une carte ou un équipement. Vous pouvez combattre un autre <text:span text:style-name="T6">joueur</text:span> pour tenter de lui prendre un accessoire, ou rendre inutilisable son robot, voire le renvoyer sur un autre quai.<text:line-break/><text:line-break/>Dès que vous possédez les 3 équipements, vous devez vous rendre dans la salle où se trouve le Virus (endroit qui sera révélé insidieusement en cours de partie) et le détruire pour remporter la partie.<text:line-break/></text:p>
      <text:p text:style-name="P6">Chacun pour sa peau, infos sur les découvertes de chaque joueu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Breuvart</meta:initial-creator>
    <meta:creation-date>2016-02-24T01:41:18.480188286</meta:creation-date>
    <dc:date>2016-02-24T20:22:57.046521614</dc:date>
    <dc:creator>Alexis Breuvart</dc:creator>
    <meta:editing-duration>PT8H9M6S</meta:editing-duration>
    <meta:editing-cycles>4</meta:editing-cycles>
    <meta:generator>LibreOffice/4.4.7.2$Linux_X86_64 LibreOffice_project/40$Build-2</meta:generator>
    <meta:document-statistic meta:table-count="0" meta:image-count="0" meta:object-count="0" meta:page-count="1" meta:paragraph-count="12" meta:word-count="385" meta:character-count="2275" meta:non-whitespace-character-count="1895"/>
  </office:meta>
</office:document-meta>
</file>